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0.8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7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row table:style-name="ro1">
          <table:table-cell office:value-type="float" office:value="2258101281" calcext:value-type="float">
            <text:p>2,258,101,281.00</text:p>
          </table:table-cell>
          <table:table-cell/>
          <table:table-cell office:value-type="float" office:value="2258101281" calcext:value-type="float">
            <text:p>2,258,101,281.00</text:p>
          </table:table-cell>
        </table:table-row>
        <table:table-row table:style-name="ro1">
          <table:table-cell office:value-type="float" office:value="1006630300.17" calcext:value-type="float">
            <text:p>1,006,630,300.17</text:p>
          </table:table-cell>
          <table:table-cell/>
          <table:table-cell office:value-type="float" office:value="1001274400.17" calcext:value-type="float">
            <text:p>1,001,274,400.17</text:p>
          </table:table-cell>
        </table:table-row>
        <table:table-row table:style-name="ro1">
          <table:table-cell office:value-type="float" office:value="1121654360.37" calcext:value-type="float">
            <text:p>1,121,654,360.37</text:p>
          </table:table-cell>
          <table:table-cell/>
          <table:table-cell office:value-type="float" office:value="1121654360.37" calcext:value-type="float">
            <text:p>1,121,654,360.37</text:p>
          </table:table-cell>
        </table:table-row>
        <table:table-row table:style-name="ro1">
          <table:table-cell office:value-type="float" office:value="469673649.55" calcext:value-type="float">
            <text:p>469,673,649.55</text:p>
          </table:table-cell>
          <table:table-cell/>
          <table:table-cell office:value-type="float" office:value="469673649.55" calcext:value-type="float">
            <text:p>469,673,649.55</text:p>
          </table:table-cell>
        </table:table-row>
        <table:table-row table:style-name="ro1">
          <table:table-cell office:value-type="float" office:value="299944131.13" calcext:value-type="float">
            <text:p>299,944,131.13</text:p>
          </table:table-cell>
          <table:table-cell/>
          <table:table-cell office:value-type="float" office:value="299944131.13" calcext:value-type="float">
            <text:p>299,944,131.13</text:p>
          </table:table-cell>
        </table:table-row>
        <table:table-row table:style-name="ro1">
          <table:table-cell office:value-type="float" office:value="627697375.77" calcext:value-type="float">
            <text:p>627,697,375.77</text:p>
          </table:table-cell>
          <table:table-cell/>
          <table:table-cell office:value-type="float" office:value="627697375.77" calcext:value-type="float">
            <text:p>627,697,375.77</text:p>
          </table:table-cell>
        </table:table-row>
        <table:table-row table:style-name="ro1">
          <table:table-cell office:value-type="float" office:value="1176251630.18" calcext:value-type="float">
            <text:p>1,176,251,630.18</text:p>
          </table:table-cell>
          <table:table-cell/>
          <table:table-cell office:value-type="float" office:value="1175894570.18" calcext:value-type="float">
            <text:p>1,175,894,570.18</text:p>
          </table:table-cell>
        </table:table-row>
        <table:table-row table:style-name="ro1">
          <table:table-cell office:value-type="float" office:value="464380666.25" calcext:value-type="float">
            <text:p>464,380,666.25</text:p>
          </table:table-cell>
          <table:table-cell/>
          <table:table-cell office:value-type="float" office:value="464380666.25" calcext:value-type="float">
            <text:p>464,380,666.25</text:p>
          </table:table-cell>
        </table:table-row>
        <table:table-row table:style-name="ro1">
          <table:table-cell office:value-type="float" office:value="40240043294.79" calcext:value-type="float">
            <text:p>40,240,043,294.79</text:p>
          </table:table-cell>
          <table:table-cell/>
          <table:table-cell office:value-type="float" office:value="40194518144.79" calcext:value-type="float">
            <text:p>40,194,518,144.79</text:p>
          </table:table-cell>
        </table:table-row>
        <table:table-row table:style-name="ro1">
          <table:table-cell office:value-type="float" office:value="1183181788.5962" calcext:value-type="float">
            <text:p>1,183,181,788.60</text:p>
          </table:table-cell>
          <table:table-cell/>
          <table:table-cell office:value-type="float" office:value="1183181788.5962" calcext:value-type="float">
            <text:p>1,183,181,788.60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formula="of:=SUM([.A1:.A10])" office:value-type="float" office:value="48847558477.8062" calcext:value-type="float">
            <text:p>48,847,558,477.81</text:p>
          </table:table-cell>
          <table:table-cell/>
          <table:table-cell table:formula="of:=SUM([.C1:.C10])" office:value-type="float" office:value="48796320367.8062" calcext:value-type="float">
            <text:p>48,796,320,367.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P0" style:volatile="true">
      <loext:text> Rp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p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p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Rp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 Rp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6P2" style:volatile="true">
      <loext:text> Rp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Rp</number:text>
      <number:number number:decimal-places="0" loext:min-decimal-places="0" number:min-integer-digits="1" number:grouping="true"/>
      <number:text> </number:text>
    </number:number-style>
    <number:number-style style:name="N127">
      <number:text>(Rp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p</number:text>
      <number:number number:decimal-places="0" loext:min-decimal-places="0" number:min-integer-digits="1" number:grouping="true"/>
      <number:text> </number:text>
    </number:number-style>
    <number:number-style style:name="N128">
      <style:text-properties fo:color="#ff0000"/>
      <number:text>(Rp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p</number:text>
      <number:number number:decimal-places="2" loext:min-decimal-places="2" number:min-integer-digits="1" number:grouping="true"/>
      <number:text> </number:text>
    </number:number-style>
    <number:number-style style:name="N129">
      <number:text>(Rp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Rp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Rp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text> </loext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loext:text> Rp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 Rp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2P2" style:volatile="true">
      <loext:text> Rp</loext:text>
      <loext:fill-character> </loext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loext:text> Rp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 Rp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4P2" style:volatile="true">
      <loext:text> Rp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9P2" style:volatile="true">
      <loext:text> $</loext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loext:text> Rp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41P1" style:volatile="true">
      <loext:text> Rp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41P2" style:volatile="true">
      <loext:text> Rp</loext:text>
      <loext:fill-character> </loext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loext:text> Rp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Rp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Rp</loext:text>
      <loext:fill-character> </loext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loext:text> Rp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text> Rp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4P2" style:volatile="true">
      <loext:text> Rp</loext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43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17:52:45.251954052</meta:creation-date>
    <dc:date>2018-01-22T18:09:04.296451182</dc:date>
    <meta:editing-duration>PT31S</meta:editing-duration>
    <meta:editing-cycles>1</meta:editing-cycles>
    <meta:document-statistic meta:table-count="1" meta:cell-count="22" meta:object-count="0"/>
    <meta:generator>LibreOffice/5.1.6.2$Linux_X86_64 LibreOffice_project/10m0$Build-2</meta:generator>
  </office:meta>
</office:document-meta>
</file>